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 fo:min-height="10.85cm" fo:min-width="17.2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15.8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15.9cm"/>
    </style:style>
    <style:style style:name="gr4" style:family="graphic" style:parent-style-name="standard">
      <style:graphic-properties draw:textarea-horizontal-align="justify" draw:textarea-vertical-align="middle" draw:auto-grow-height="false" fo:min-height="6.05cm" fo:min-width="2.7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2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g>
          <draw:custom-shape draw:style-name="gr1" draw:text-style-name="P1" draw:layer="layout" svg:width="17.7cm" svg:height="11.1cm" svg:x="0.2cm" svg:y="0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6.3cm" svg:height="2cm" svg:x="0.9cm" svg:y="0.3cm">
            <text:p text:style-name="P1">Nagłówek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6.4cm" svg:height="2cm" svg:x="0.9cm" svg:y="9cm">
            <text:p text:style-name="P1">Stopka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2cm" svg:height="6.3cm" svg:x="0.9cm" svg:y="2.5cm">
            <text:p text:style-name="P1">Menu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3.1cm" svg:height="2cm" svg:x="14.1cm" svg:y="2.5cm">
            <text:p text:style-name="P2"><text:span text:style-name="T1">Zaloguj/</text:span></text:p>
            <text:p text:style-name="P2"><text:span text:style-name="T1">Wyloguj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2cm" fo:page-height="11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8T17:25:15.240000000</meta:creation-date>
    <dc:date>2015-12-28T17:38:28.408000000</dc:date>
    <meta:editing-duration>PT7M16S</meta:editing-duration>
    <meta:editing-cycles>2</meta:editing-cycles>
    <meta:generator>LibreOffice/4.3.5.2$Windows_x86 LibreOffice_project/3a87456aaa6a95c63eea1c1b3201acedf0751bd5</meta:generator>
    <meta:document-statistic meta:object-count="6"/>
  </office:meta>
</office:document-meta>
</file>